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16.16mm"/>
    </style:style>
    <style:style style:name="ro1" style:family="table-row">
      <style:table-row-properties style:row-height="2.82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3">
      <style:table-cell-properties fo:padding="0.71mm"/>
    </style:style>
    <style:style style:name="ce4" style:family="table-cell" style:parent-style-name="Default" style:data-style-name="N4">
      <style:table-cell-properties fo:padding="0.71mm"/>
    </style:style>
    <style:style style:name="ce5" style:family="table-cell" style:parent-style-name="Default" style:data-style-name="N117">
      <style:table-cell-properties fo:padding="0.71mm"/>
    </style:style>
    <style:style style:name="ce6" style:family="table-cell" style:parent-style-name="Default" style:data-style-name="N1">
      <style:table-cell-properties fo:padding="0.71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3.6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3.1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DSheet" table:style-name="ta1">
        <office:forms form:automatic-focus="false" form:apply-design-mode="false"/>
        <table:table-column table:style-name="co1" table:number-columns-repeated="10" table:default-cell-style-name="ce1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Прайс НПН на 08.10.2018 22:12: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Бренд</text:p>
          </table:table-cell>
          <table:table-cell office:value-type="string" calcext:value-type="string">
            <text:p>БрендНовый</text:p>
          </table:table-cell>
          <table:table-cell/>
          <table:table-cell office:value-type="string" calcext:value-type="string">
            <text:p>КодНПН</text:p>
          </table:table-cell>
          <table:table-cell office:value-type="string" calcext:value-type="string">
            <text:p>Номенклатур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Остаток</text:p>
          </table:table-cell>
          <table:table-cell office:value-type="string" calcext:value-type="string">
            <text:p>Артикул</text:p>
          </table:table-cell>
          <table:table-cell office:value-type="string" calcext:value-type="string">
            <text:p>Фасовка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HOFER, Германия</text:p>
          </table:table-cell>
          <table:table-cell table:style-name="ce2" office:value-type="string" calcext:value-type="string">
            <text:p>HOFER</text:p>
          </table:table-cell>
          <table:table-cell/>
          <table:table-cell table:style-name="ce3" office:value-type="float" office:value="70604" calcext:value-type="float">
            <text:p>70 604</text:p>
          </table:table-cell>
          <table:table-cell table:style-name="ce2" office:value-type="string" calcext:value-type="string">
            <text:p><text:s/>Комплект сцепления LADA Largus 16V, RENAULT Logan 1,6/ КПП JR5, HOFER в сб(подш) 200мм</text:p>
          </table:table-cell>
          <table:table-cell table:style-name="ce4" office:value-type="float" office:value="2542.5" calcext:value-type="float">
            <text:p>2 542,50</text:p>
          </table:table-cell>
          <table:table-cell table:style-name="ce5" office:value-type="float" office:value="3" calcext:value-type="float">
            <text:p>3,000</text:p>
          </table:table-cell>
          <table:table-cell table:style-name="ce2" office:value-type="string" calcext:value-type="string">
            <text:p>302050901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office:annotation office:display="true" draw:style-name="gr1" draw:text-style-name="P2" svg:width="28.99mm" svg:height="5.16mm" svg:x="38.98mm" svg:y="2.55mm" draw:caption-point-x="-6.1mm" draw:caption-point-y="15.1mm">
              <dc:date>2018-10-09T00:00:00</dc:date>
              <text:p text:style-name="P1">ПРОИЗВОДИТЕЛЬ</text:p>
            </office:annotation>
            <text:p>Форс ООО, г.Рязань</text:p>
          </table:table-cell>
          <table:table-cell table:style-name="ce2" office:value-type="string" calcext:value-type="string">
            <text:p>AZARD</text:p>
          </table:table-cell>
          <table:table-cell/>
          <table:table-cell table:style-name="ce3" office:value-type="float" office:value="64175" calcext:value-type="float">
            <office:annotation office:display="true" draw:style-name="gr2" draw:text-style-name="P2" svg:width="10.02mm" svg:height="5.64mm" svg:x="66.16mm" svg:y="1.5mm" draw:caption-point-x="16.2mm" draw:caption-point-y="16.15mm">
              <dc:date>2018-10-09T00:00:00</dc:date>
              <text:p text:style-name="P3"><text:span text:style-name="T1">КОД</text:span></text:p>
            </office:annotation>
            <text:p>64 175</text:p>
          </table:table-cell>
          <table:table-cell table:style-name="ce2" office:value-type="string" calcext:value-type="string">
            <office:annotation office:display="true" draw:style-name="gr3" draw:text-style-name="P2" svg:width="28.99mm" svg:height="5.16mm" svg:x="104.95mm" svg:y="2.55mm" draw:caption-point-x="-6.1mm" draw:caption-point-y="15.1mm">
              <dc:date>2018-10-09T00:00:00</dc:date>
              <text:p text:style-name="P3"><text:span text:style-name="T1">НАИМЕНОВАНИЕ</text:span></text:p>
            </office:annotation>
            <text:p>Автокружок детское каркас 0+гр ZLATEK "Колибри" (0-13 кг) коричневый</text:p>
          </table:table-cell>
          <table:table-cell table:style-name="ce4" office:value-type="float" office:value="1873.5" calcext:value-type="float">
            <office:annotation office:display="true" draw:style-name="gr3" draw:text-style-name="P2" svg:width="14.2mm" svg:height="5.16mm" svg:x="115.87mm" svg:y="27.95mm" draw:caption-point-x="-0.53mm" draw:caption-point-y="-10.3mm">
              <dc:date>2018-10-09T00:00:00</dc:date>
              <text:p text:style-name="P3"><text:span text:style-name="T1">ЦЕНА</text:span></text:p>
            </office:annotation>
            <text:p>1 873,50</text:p>
          </table:table-cell>
          <table:table-cell table:style-name="ce5" office:value-type="float" office:value="1" calcext:value-type="float">
            <office:annotation office:display="true" draw:style-name="gr3" draw:text-style-name="P2" svg:width="17.88mm" svg:height="5.16mm" svg:x="137.93mm" svg:y="2.55mm" draw:caption-point-x="-6.1mm" draw:caption-point-y="15.1mm">
              <dc:date>2018-10-09T00:00:00</dc:date>
              <text:p text:style-name="P3"><text:span text:style-name="T1">НАЛИЧИЕ</text:span></text:p>
            </office:annotation>
            <text:p>1,000</text:p>
          </table:table-cell>
          <table:table-cell table:style-name="ce2" office:value-type="string" calcext:value-type="string">
            <office:annotation office:display="true" draw:style-name="gr3" draw:text-style-name="P2" svg:width="18.37mm" svg:height="5.16mm" svg:x="137.98mm" svg:y="26.89mm" draw:caption-point-x="10.35mm" draw:caption-point-y="-9.24mm">
              <dc:date>2018-10-09T00:00:00</dc:date>
              <text:p text:style-name="P3"><text:span text:style-name="T1">АРТИКУЛ</text:span></text:p>
            </office:annotation>
            <text:p>КРЕС0181</text:p>
          </table:table-cell>
          <table:table-cell table:style-name="ce6" office:value-type="float" office:value="1" calcext:value-type="float">
            <office:annotation office:display="true" draw:style-name="gr3" draw:text-style-name="P2" svg:width="17.28mm" svg:height="5.16mm" svg:x="170.92mm" svg:y="2.55mm" draw:caption-point-x="-6.1mm" draw:caption-point-y="15.1mm">
              <dc:date>2018-10-09T00:00:00</dc:date>
              <text:p text:style-name="P3"><text:span text:style-name="T1">УПАКОВКА</text:span></text:p>
            </office:annotation>
            <text:p>1</text:p>
          </table:table-cell>
          <table:table-cell table:number-columns-repeated="1014"/>
        </table:table-row>
        <table:table-row table:style-name="ro1" table:number-rows-repeated="1027560">
          <table:table-cell table:number-columns-repeated="1024"/>
        </table:table-row>
        <table:table-row table:style-name="ro3" table:number-rows-repeated="210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fo:font-size="8pt" style:font-name-asian="Droid Sans Fallback" style:font-family-asian="'Droid Sans Fallback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.00.0000</text:date>, <text:time style:data-style-name="N2" text:time-value="09:55:57.5981761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2:47:27.669738600</meta:creation-date>
    <dc:date>2018-10-09T09:56:47.544018817</dc:date>
    <meta:print-date>2018-10-08T22:47:27.669738600</meta:print-date>
    <meta:editing-cycles>4</meta:editing-cycles>
    <meta:generator>LibreOffice/5.0.4.2$Linux_X86_64 LibreOffice_project/00m0$Build-2</meta:generator>
    <meta:editing-duration>PT4M34S</meta:editing-duration>
    <meta:document-statistic meta:table-count="1" meta:cell-count="25" meta:object-count="0"/>
  </office:meta>
</office:document-meta>
</file>